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3">
      <style:text-properties officeooo:paragraph-rsid="0019ddc3"/>
    </style:style>
    <style:style style:name="P2" style:family="paragraph" style:parent-style-name="Preformatted_20_Text">
      <style:paragraph-properties fo:margin-top="0cm" fo:margin-bottom="0.499cm" style:contextual-spacing="false"/>
    </style:style>
    <style:style style:name="P3" style:family="paragraph" style:parent-style-name="Standard">
      <style:text-properties officeooo:rsid="0019ddc3" officeooo:paragraph-rsid="0019ddc3"/>
    </style:style>
    <style:style style:name="P4" style:family="paragraph" style:parent-style-name="Standard">
      <style:text-properties officeooo:paragraph-rsid="0019ddc3"/>
    </style:style>
    <style:style style:name="P5" style:family="paragraph" style:parent-style-name="Standard">
      <style:text-properties fo:font-size="14pt" officeooo:rsid="0019ddc3" officeooo:paragraph-rsid="0019ddc3" style:font-size-asian="14pt" style:font-size-complex="14pt"/>
    </style:style>
    <style:style style:name="P6" style:family="paragraph" style:parent-style-name="Standard">
      <style:text-properties fo:font-size="14pt" style:text-underline-style="solid" style:text-underline-width="auto" style:text-underline-color="font-color" officeooo:rsid="001f020c" officeooo:paragraph-rsid="001f020c" style:font-size-asian="14pt" style:font-size-complex="14pt"/>
    </style:style>
    <style:style style:name="P7" style:family="paragraph" style:parent-style-name="Standard">
      <style:text-properties officeooo:rsid="001c9d99" officeooo:paragraph-rsid="001c9d99"/>
    </style:style>
    <style:style style:name="P8" style:family="paragraph" style:parent-style-name="Standard">
      <style:text-properties style:font-name="serif" fo:font-size="12pt" style:font-size-asian="12pt" style:font-size-complex="12pt"/>
    </style:style>
    <style:style style:name="P9" style:family="paragraph" style:parent-style-name="Standard">
      <style:text-properties style:font-name="serif" fo:font-size="12pt" officeooo:rsid="001c9d99" officeooo:paragraph-rsid="001c9d99" style:font-size-asian="12pt" style:font-size-complex="12pt"/>
    </style:style>
    <style:style style:name="P10" style:family="paragraph" style:parent-style-name="Standard">
      <style:text-properties style:font-name="serif" fo:font-size="12pt" officeooo:paragraph-rsid="001c9d99" style:font-size-asian="12pt" style:font-size-complex="12pt"/>
    </style:style>
    <style:style style:name="P11" style:family="paragraph" style:parent-style-name="Standard">
      <style:text-properties style:font-name="serif" fo:font-size="12pt" style:text-underline-style="solid" style:text-underline-width="auto" style:text-underline-color="font-color" officeooo:rsid="001c9d99" officeooo:paragraph-rsid="001c9d99" style:font-size-asian="12pt" style:font-size-complex="12pt"/>
    </style:style>
    <style:style style:name="P12" style:family="paragraph" style:parent-style-name="Standard">
      <style:text-properties style:font-name="serif" fo:font-size="12pt" style:text-underline-style="solid" style:text-underline-width="auto" style:text-underline-color="font-color" officeooo:rsid="001f020c" officeooo:paragraph-rsid="001f020c" style:font-size-asian="12pt" style:font-size-complex="12pt"/>
    </style:style>
    <style:style style:name="P13" style:family="paragraph" style:parent-style-name="Standard">
      <style:text-properties style:font-name="serif" fo:font-size="14.5500001907349pt"/>
    </style:style>
    <style:style style:name="P14" style:family="paragraph" style:parent-style-name="Standard">
      <style:text-properties style:font-name="serif" fo:font-size="14.5500001907349pt" style:text-underline-style="solid" style:text-underline-width="auto" style:text-underline-color="font-color" officeooo:rsid="001f020c" officeooo:paragraph-rsid="001f020c" style:font-size-asian="14pt" style:font-size-complex="14pt"/>
    </style:style>
    <style:style style:name="P15" style:family="paragraph" style:parent-style-name="Standard">
      <style:text-properties style:font-name="serif" fo:font-size="14.5500001907349pt" style:text-underline-style="none" officeooo:rsid="001f020c" officeooo:paragraph-rsid="001f020c" style:font-size-asian="14pt" style:font-size-complex="14pt"/>
    </style:style>
    <style:style style:name="P16" style:family="paragraph" style:parent-style-name="Standard">
      <style:text-properties style:font-name="serif" fo:font-size="14.5500001907349pt" officeooo:paragraph-rsid="001f020c"/>
    </style:style>
    <style:style style:name="P17" style:family="paragraph" style:parent-style-name="Standard">
      <style:text-properties style:font-name="serif" fo:font-size="12.8500003814697pt"/>
    </style:style>
    <style:style style:name="P18" style:family="paragraph" style:parent-style-name="Standard">
      <style:text-properties fo:font-size="12pt" officeooo:rsid="001c9d99" officeooo:paragraph-rsid="001c9d99" style:font-size-asian="12pt" style:font-size-complex="12pt"/>
    </style:style>
    <style:style style:name="P19" style:family="paragraph" style:parent-style-name="Standard">
      <style:text-properties fo:font-size="12pt" officeooo:rsid="001e11ec" officeooo:paragraph-rsid="001e11ec" style:font-size-asian="12pt" style:font-size-complex="12pt"/>
    </style:style>
    <style:style style:name="P20" style:family="paragraph" style:parent-style-name="Standard">
      <style:text-properties fo:font-size="12pt" style:text-underline-style="solid" style:text-underline-width="auto" style:text-underline-color="font-color" officeooo:rsid="001f020c" officeooo:paragraph-rsid="001f020c" style:font-size-asian="12pt" style:font-size-complex="12pt"/>
    </style:style>
    <style:style style:name="P21" style:family="paragraph" style:parent-style-name="Standard">
      <style:text-properties fo:font-size="12pt" style:text-underline-style="none" officeooo:rsid="001f020c" officeooo:paragraph-rsid="001f020c" style:font-size-asian="12pt" style:font-size-complex="12pt"/>
    </style:style>
    <style:style style:name="P22" style:family="paragraph" style:parent-style-name="Standard">
      <style:text-properties style:text-underline-style="solid" style:text-underline-width="auto" style:text-underline-color="font-color" officeooo:rsid="001c9d99" officeooo:paragraph-rsid="001c9d99"/>
    </style:style>
    <style:style style:name="P23" style:family="paragraph" style:parent-style-name="Standard">
      <style:text-properties style:font-name="monospace" fo:font-size="12pt" style:font-size-asian="12pt" style:font-size-complex="12pt"/>
    </style:style>
    <style:style style:name="P24" style:family="paragraph" style:parent-style-name="Standard">
      <style:text-properties style:font-name="monospace" fo:font-size="12pt" officeooo:paragraph-rsid="001c9d99" style:font-size-asian="12pt" style:font-size-complex="12pt"/>
    </style:style>
    <style:style style:name="P25" style:family="paragraph" style:parent-style-name="Standard">
      <style:text-properties style:font-name="monospace" fo:font-size="12pt" style:text-underline-style="none" officeooo:rsid="001f020c" officeooo:paragraph-rsid="001f020c" style:font-size-asian="12pt" style:font-size-complex="12pt"/>
    </style:style>
    <style:style style:name="P26" style:family="paragraph" style:parent-style-name="Standard">
      <style:text-properties style:font-name="monospace" fo:font-size="14.5500001907349pt"/>
    </style:style>
    <style:style style:name="P27" style:family="paragraph" style:parent-style-name="Standard">
      <style:text-properties style:font-name="monospace" fo:font-size="14.5500001907349pt" style:text-underline-style="none" officeooo:rsid="001f020c" officeooo:paragraph-rsid="001f020c" style:font-size-asian="12pt" style:font-size-complex="12pt"/>
    </style:style>
    <style:style style:name="P28" style:family="paragraph" style:parent-style-name="Standard">
      <style:text-properties style:font-name="monospace" fo:font-size="12.8500003814697pt"/>
    </style:style>
    <style:style style:name="T1" style:family="text">
      <style:text-properties fo:font-size="14pt" officeooo:rsid="0019ddc3" style:font-size-asian="14pt" style:font-size-complex="14pt"/>
    </style:style>
    <style:style style:name="T2" style:family="text">
      <style:text-properties officeooo:rsid="001c9d99"/>
    </style:style>
    <style:style style:name="T3" style:family="text">
      <style:text-properties style:font-name="monospace"/>
    </style:style>
    <style:style style:name="T4" style:family="text">
      <style:text-properties style:font-name="serif"/>
    </style:style>
    <style:style style:name="T5" style:family="text">
      <style:text-properties style:font-name="serif" fo:font-size="14.5500001907349pt"/>
    </style:style>
    <style:style style:name="T6" style:family="text">
      <style:text-properties style:font-name="serif" fo:font-size="14.5500001907349pt" style:text-underline-style="solid" style:text-underline-width="auto" style:text-underline-color="font-color"/>
    </style:style>
    <style:style style:name="T7" style:family="text">
      <style:text-properties officeooo:rsid="001f020c"/>
    </style:style>
    <style:style style:name="T8" style:family="text">
      <style:text-properties style:text-underline-style="none"/>
    </style:style>
    <style:style style:name="T9" style:family="text">
      <style:text-properties style:text-underline-style="none" officeooo:rsid="001f020c" style:font-size-asian="14pt" style:font-size-complex="14pt"/>
    </style:style>
    <style:style style:name="T10" style:family="text">
      <style:text-properties style:text-underline-style="solid" style:text-underline-width="auto" style:text-underline-color="font-color" officeooo:rsid="001f020c"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 <text:s text:c="5"/><text:tab/>make config</text:p>
      <text:p text:style-name="P3"><text:tab/><text:tab/>make menuconfig</text:p>
      <text:p text:style-name="P3"><text:tab/><text:tab/>make xconfig</text:p>
      <text:p text:style-name="P3"><text:tab/><text:tab/>make defconfig</text:p>
      <text:p text:style-name="P3"/>
      <text:p text:style-name="P5">make oldconfig' is used to update your old .config file to the newer kernel. For exapmle, you have .config file of your current kernel and you downloaded new kernel and want to build your new kernel.</text:p>
      <text:p text:style-name="P4"><text:span text:style-name="T1">“</text:span><text:span text:style-name="Teletype">make oldconfig</text:span> takes the current kernel configuration in the <text:span text:style-name="Teletype">.config</text:span> file, and updates it based on the new kernel release.”</text:p>
      <text:h text:style-name="P1" text:outline-level="3">Compile the Linux Kernel</text:h>
      <text:p text:style-name="Text_20_body">Compile the main kernel:</text:p>
      <text:p text:style-name="P2"># make</text:p>
      <text:p text:style-name="Text_20_body">Compile the kernel modules:</text:p>
      <text:p text:style-name="P2"># make modules</text:p>
      <text:p text:style-name="Text_20_body">Install the kernel modules:</text:p>
      <text:p text:style-name="P2"># make modules_install</text:p>
      <text:p text:style-name="P7"/>
      <text:p text:style-name="P7"/>
      <text:p text:style-name="P7"/>
      <text:p text:style-name="P7"/>
      <text:p text:style-name="P7"/>
      <text:p text:style-name="P7"/>
      <text:p text:style-name="P7"/>
      <text:p text:style-name="P7"/>
      <text:p text:style-name="P22">Module dependencies</text:p>
      <text:p text:style-name="P7"/>
      <text:p text:style-name="P10"><text:span text:style-name="T2"><text:tab/>Some kernel modules can depend on other modules, which </text:span>need to be loaded first</text:p>
      <text:p text:style-name="P10"/>
      <text:p text:style-name="P10">Example: the <text:span text:style-name="T3">ubifs </text:span>module depends on the <text:span text:style-name="T3">ubi </text:span>and <text:span text:style-name="T3">mtd </text:span>modules.</text:p>
      <text:p text:style-name="P10"/>
      <text:p text:style-name="P9">Dependencies are described both in</text:p>
      <text:p text:style-name="P23">/lib/modules/&lt;kernel-version&gt;/modules.dep</text:p>
      <text:p text:style-name="P8">and in</text:p>
      <text:p text:style-name="P23">/lib/modules/&lt;kernel-version&gt;/modules.dep.bin</text:p>
      <text:p text:style-name="P8">These files are generated when you run</text:p>
      <text:p text:style-name="P23">make modules_install</text:p>
      <text:p text:style-name="P18"/>
      <text:p text:style-name="P11">Kernel log</text:p>
      <text:p text:style-name="P8"><text:tab/>When a new module is loaded, related information is available in the kernel log.</text:p>
      <text:p text:style-name="P18"/>
      <text:p text:style-name="P10"><text:span text:style-name="T2">The kernel keeps its messages in a circular buffer (so that it </text:span>doesn't consume more memory with many messages)</text:p>
      <text:p text:style-name="P18"/>
      <text:p text:style-name="P10"><text:soft-page-break/><text:span text:style-name="T2">Kernel log messages are available through the </text:span><text:span text:style-name="T3">dmesg </text:span>command (diagnostic message)</text:p>
      <text:p text:style-name="P18"/>
      <text:p text:style-name="P9">Note that you can write to the kernel log from user space too:</text:p>
      <text:p text:style-name="P23">echo "&lt;n&gt;Debug info" &gt; /dev/kmsg</text:p>
      <text:p text:style-name="P18"/>
      <text:p text:style-name="P18"/>
      <text:p text:style-name="P24"><text:span text:style-name="T2">modinfo &lt;module_name&gt; </text:span><text:span text:style-name="T4">(for modules in </text:span>/lib/modules<text:span text:style-name="T4">)</text:span></text:p>
      <text:p text:style-name="P23">modinfo &lt;module_path&gt;.ko</text:p>
      <text:p text:style-name="P23"/>
      <text:p text:style-name="P8"><text:tab/>Gets information about a module without loading it: parameters, license, description and dependencies.</text:p>
      <text:p text:style-name="P18"/>
      <text:p text:style-name="P19"><text:tab/>Sudo insmod &lt;module_path&gt;.ko</text:p>
      <text:p text:style-name="P19">Tries <text:s/>to load the given module. The full path to the module object file must be given.</text:p>
      <text:p text:style-name="P19"/>
      <text:p text:style-name="P20">Understanding module loading issues </text:p>
      <text:p text:style-name="P21"/>
      <text:p text:style-name="P21">-&gt;when loading fails, insmod often does not give you enough details.</text:p>
      <text:p text:style-name="P21">-&gt; details are often available in the kernel log.</text:p>
      <text:p text:style-name="P21"/>
      <text:p text:style-name="P12">Example:</text:p>
      <text:p text:style-name="P23">$ sudo insmod ./intr_monitor.ko</text:p>
      <text:p text:style-name="P23">insmod: error inserting './intr_monitor.ko': -1 Device or resource busy</text:p>
      <text:p text:style-name="P23">$ dmesg</text:p>
      <text:p text:style-name="P23">[17549774.552000] Failed to register handler for irq channel 2</text:p>
      <text:p text:style-name="P25"><text:tab/></text:p>
      <text:p text:style-name="P25"><text:tab/>sudo modprobe &lt;module_name&gt;</text:p>
      <text:p text:style-name="P8">Most common usage of <text:span text:style-name="T3">modprobe </text:span>: tries to load all the modules the given module depends on, and then this module. Lots of other options are available.</text:p>
      <text:p text:style-name="P23"/>
      <text:p text:style-name="P23">Modprobe <text:span text:style-name="T4">automatically looks in </text:span>/lib/modules/&lt;version&gt;/ <text:span text:style-name="T4">for the object file corresponding to the given module name.</text:span></text:p>
      <text:p text:style-name="P25">lsmod</text:p>
      <text:p text:style-name="P8">Displays the list of loaded modules Compare its output with the contents of <text:span text:style-name="T3">/proc/modules </text:span>!</text:p>
      <text:p text:style-name="P21"/>
      <text:p text:style-name="P27">sudo rmmod &lt;module_name&gt;</text:p>
      <text:p text:style-name="P13">Tries to remove the given module.</text:p>
      <text:p text:style-name="Standard"><text:span text:style-name="T5">Will only be allowed if the module is no longer in use (for example, no more processes opening a device file)</text:span></text:p>
      <text:p text:style-name="P26">sudo modprobe -r &lt;module_name&gt;</text:p>
      <text:p text:style-name="P13">Tries to remove the given module and all dependent modules</text:p>
      <text:p text:style-name="P13">(which are no longer needed after removing the module)</text:p>
      <text:p text:style-name="P21"/>
      <text:p text:style-name="P21"/>
      <text:p text:style-name="P21"/>
      <text:p text:style-name="P6">Passing parameters to modules</text:p>
      <text:p text:style-name="P15">Find available parameters:</text:p>
      <text:p text:style-name="P26"><text:soft-page-break/>modinfo usb-storage</text:p>
      <text:p text:style-name="P6"/>
      <text:p text:style-name="P15">Through</text:p>
      <text:p text:style-name="P26">insmod<text:span text:style-name="T4">:</text:span></text:p>
      <text:p text:style-name="P26">sudo insmod ./usb-storage.ko delay_use=0</text:p>
      <text:p text:style-name="P6"/>
      <text:p text:style-name="P16"><text:span text:style-name="T9">Through </text:span><text:span text:style-name="T3">modprobe</text:span>:</text:p>
      <text:p text:style-name="P13">Set parameters in <text:span text:style-name="T3">/etc/modprobe.conf </text:span>or in any file in<text:span text:style-name="T3">/etc/modprobe.d/</text:span>:</text:p>
      <text:p text:style-name="P26">options usb-storage delay_use=0</text:p>
      <text:p text:style-name="P6"/>
      <text:p text:style-name="P6"/>
      <text:p text:style-name="P16"><text:span text:style-name="T9">Through the kernel command line, when the driver is built </text:span>statically into the kernel:</text:p>
      <text:p text:style-name="P26">usb-storage.delay_use=0</text:p>
      <text:p text:style-name="Standard"/>
      <text:p text:style-name="P28">-<text:span text:style-name="T7">&gt;</text:span>usb-storage <text:span text:style-name="T4">is the driver name</text:span></text:p>
      <text:p text:style-name="Standard"/>
      <text:p text:style-name="P28">-<text:span text:style-name="T7">&gt;</text:span>delay_use <text:span text:style-name="T4">is the driver parameter name. It specifies a delay</text:span></text:p>
      <text:p text:style-name="P17">before accessing a USB storage device (useful for rotating</text:p>
      <text:p text:style-name="P17">devices).</text:p>
      <text:p text:style-name="Standard"/>
      <text:p text:style-name="P28">-<text:span text:style-name="T7">&gt; </text:span>0 <text:span text:style-name="T4">is the driver parameter value</text:span></text:p>
      <text:p text:style-name="P6"/>
      <text:p text:style-name="P6"/>
      <text:p text:style-name="P14">Q.How to find the current values for the parameters of a loaded</text:p>
      <text:p text:style-name="Standard"><text:span text:style-name="T6">module?</text:span></text:p>
      <text:p text:style-name="P13">Check <text:span text:style-name="T3">/sys/module/&lt;name&gt;/parameters</text:span>.</text:p>
      <text:p text:style-name="Standard"><text:span text:style-name="T5"><text:tab/>There is one file per parameter, containing the parameter</text:span></text:p>
      <text:p text:style-name="P13">valu<text:span text:style-name="T7">e.</text:span></text:p>
      <text:p text:style-name="P6"><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0T11:47:18.324029384</meta:creation-date>
    <dc:date>2017-09-20T17:49:06.502309080</dc:date>
    <meta:editing-duration>PT1H58M39S</meta:editing-duration>
    <meta:editing-cycles>1</meta:editing-cycles>
    <meta:document-statistic meta:table-count="0" meta:image-count="0" meta:object-count="0" meta:page-count="3" meta:paragraph-count="74" meta:word-count="502" meta:character-count="3294" meta:non-whitespace-character-count="2842"/>
    <meta:generator>LibreOffice/4.2.8.2$Linux_X86_64 LibreOffice_project/420m0$Build-2</meta:generator>
  </office:meta>
</office:document-meta>
</file>